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8a3d" officeooo:paragraph-rsid="00008a3d"/>
    </style:style>
    <style:style style:name="P2" style:family="paragraph" style:parent-style-name="Standard">
      <style:text-properties style:text-underline-style="none" officeooo:rsid="000260b3" officeooo:paragraph-rsid="000260b3"/>
    </style:style>
    <style:style style:name="P3" style:family="paragraph" style:parent-style-name="Standard">
      <style:text-properties fo:font-size="10pt" style:text-underline-style="none" officeooo:rsid="000260b3" officeooo:paragraph-rsid="000260b3" style:font-size-asian="8.75pt" style:font-size-complex="10pt"/>
    </style:style>
    <style:style style:name="P4" style:family="paragraph" style:parent-style-name="Standard">
      <style:text-properties fo:font-size="10pt" style:text-underline-style="none" officeooo:rsid="0007df24" officeooo:paragraph-rsid="0007df24" style:font-size-asian="8.75pt" style:font-size-complex="10pt"/>
    </style:style>
    <style:style style:name="P5" style:family="paragraph" style:parent-style-name="Standard">
      <style:text-properties fo:font-size="10pt" style:text-underline-style="none" officeooo:rsid="000833ee" officeooo:paragraph-rsid="000833ee" style:font-size-asian="8.75pt" style:font-size-complex="10pt"/>
    </style:style>
    <style:style style:name="P6" style:family="paragraph" style:parent-style-name="Standard">
      <style:text-properties fo:font-size="10pt" style:text-underline-style="none" officeooo:rsid="00069643" officeooo:paragraph-rsid="000833ee" style:font-size-asian="8.75pt" style:font-size-complex="10pt"/>
    </style:style>
    <style:style style:name="P7" style:family="paragraph" style:parent-style-name="Standard">
      <style:text-properties fo:font-size="10pt" style:text-underline-style="none" officeooo:rsid="000260b3" officeooo:paragraph-rsid="000260b3" style:font-size-asian="10pt" style:font-size-complex="10pt"/>
    </style:style>
    <style:style style:name="P8" style:family="paragraph" style:parent-style-name="Standard">
      <style:text-properties fo:font-size="10pt" style:text-underline-style="none" officeooo:rsid="000260b3" officeooo:paragraph-rsid="00080a1a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officeooo:rsid="00008a3d" officeooo:paragraph-rsid="00008a3d" style:font-size-asian="10pt" style:font-size-complex="10pt"/>
    </style:style>
    <style:style style:name="P10" style:family="paragraph" style:parent-style-name="Standard">
      <style:text-properties fo:font-size="12pt" style:text-underline-style="none" officeooo:rsid="00073cd7" officeooo:paragraph-rsid="00073cd7" style:font-size-asian="10.5pt" style:font-size-complex="12pt"/>
    </style:style>
    <style:style style:name="P11" style:family="paragraph" style:parent-style-name="Standard">
      <style:text-properties fo:font-size="12pt" style:text-underline-style="none" officeooo:rsid="000833ee" officeooo:paragraph-rsid="000833ee" style:font-size-asian="10.5pt" style:font-size-complex="12pt"/>
    </style:style>
    <style:style style:name="P12" style:family="paragraph" style:parent-style-name="Standard">
      <style:text-properties officeooo:rsid="0000f027" officeooo:paragraph-rsid="000833ee"/>
    </style:style>
    <style:style style:name="P13" style:family="paragraph" style:parent-style-name="Standard">
      <style:text-properties officeooo:rsid="0004af60" officeooo:paragraph-rsid="000833e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f84a"/>
    </style:style>
    <style:style style:name="T3" style:family="text">
      <style:text-properties style:text-underline-style="none" officeooo:rsid="000455b2"/>
    </style:style>
    <style:style style:name="T4" style:family="text">
      <style:text-properties style:text-underline-style="none" officeooo:rsid="00046d85"/>
    </style:style>
    <style:style style:name="T5" style:family="text">
      <style:text-properties officeooo:rsid="00046d85"/>
    </style:style>
    <style:style style:name="T6" style:family="text">
      <style:text-properties officeooo:rsid="00070bcf"/>
    </style:style>
    <style:style style:name="T7" style:family="text">
      <style:text-properties officeooo:rsid="00080a1a"/>
    </style:style>
    <style:style style:name="T8" style:family="text">
      <style:text-properties officeooo:rsid="0008e733"/>
    </style:style>
    <style:style style:name="T9" style:family="text">
      <style:text-properties officeooo:rsid="00073532"/>
    </style:style>
    <style:style style:name="T10" style:family="text">
      <style:text-properties officeooo:rsid="0002e851"/>
    </style:style>
    <style:style style:name="T11" style:family="text">
      <style:text-properties officeooo:rsid="00069643"/>
    </style:style>
    <style:style style:name="T12" style:family="text">
      <style:text-properties officeooo:rsid="00086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Romatik<text:span text:style-name="T1"> –</text:span><text:span text:style-name="T2">1789 – 1848</text:span></text:p>
      <text:p text:style-name="P9"><text:span text:style-name="T2">- beginn mit Ende der Französischen Revolution</text:span></text:p>
      <text:p text:style-name="P9"><text:span text:style-name="T2">- Deutschland ist in Fürstentümer unterteilt</text:span></text:p>
      <text:p text:style-name="P9"><text:span text:style-name="T2">- </text:span><text:span text:style-name="T3">Instustrialisierung beginnt</text:span></text:p>
      <text:p text:style-name="P9"><text:span text:style-name="T3">- <text:s/></text:span><text:span text:style-name="T4">verbundenheit mit Natur und Gefühlen</text:span></text:p>
      <text:p text:style-name="P1"/>
      <text:p text:style-name="P2">Literatur – <text:span text:style-name="T5">Biedermeierzeit</text:span></text:p>
      <text:p text:style-name="P3">- <text:span text:style-name="T5">bieder = erst “geradeaus”, “rechtschaffend”; wärend der Biedermeierzeit dann “einfältig”, “spießig”</text:span></text:p>
      <text:p text:style-name="P3">- <text:span text:style-name="T6">Biedermeier → <text:s/>Rückzug in das Private und gemütliche</text:span></text:p>
      <text:p text:style-name="P3"/>
      <text:p text:style-name="P10">Kunst</text:p>
      <text:p text:style-name="P4">Caspar David Friedrich <text:span text:style-name="T7">(7.9.1774, Greifswald – 7.5.1840, Dresden)</text:span></text:p>
      <text:p text:style-name="P7">- <text:span text:style-name="T7">vereinte Landschaftsmalerei</text:span></text:p>
      <text:p text:style-name="P8">- In seiner Malerei vereinte er <text:span text:style-name="T7">L</text:span>andschaftsmalerei mit klassizismus</text:p>
      <text:p text:style-name="P8">- <text:span text:style-name="T7">e</text:span>r malte 300 Werke in 6 verschiedenen <text:span text:style-name="T7">M</text:span>alweisen</text:p>
      <text:p text:style-name="P8"/>
      <text:p text:style-name="P11">Musik</text:p>
      <text:p text:style-name="P5">Frühromatik:</text:p>
      <text:p text:style-name="P5"><text:tab/>- Ende der Wiener Klassik</text:p>
      <text:p text:style-name="P5"><text:tab/>Musiker: Ludwig van Beethoven, Franz Schubert, Niccolo Paganin<text:span text:style-name="T12">i</text:span></text:p>
      <text:p text:style-name="P12">Hochromatik</text:p>
      <text:p text:style-name="P12"><text:tab/><text:span text:style-name="T10">Musiker: Robert Schumann, Franz Liszt, Giuseppe Verdi, Edvard Grieg (Peer Gynt, morgenstimmung)</text:span></text:p>
      <text:p text:style-name="P12">Spätromantik</text:p>
      <text:p text:style-name="P12"><text:tab/><text:span text:style-name="T10">Musiker: Gustav Mahler, Richard Strauss</text:span></text:p>
      <text:p text:style-name="P12"/>
      <text:p text:style-name="P13">Franz Schubert (31.01.1797 Wien – 19.11.1929 Wien) <text:span text:style-name="T11">nur 31 Jahre!</text:span></text:p>
      <text:p text:style-name="P6">-<text:span text:style-name="T8">r</text:span>und 600 Lieder, <text:span text:style-name="T9">Chormusik, sieben vollständige und 5 unvollendete Sinfonien, … Klavier- u. Kammermusik</text:span>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5-23T23:51:09.339000000</dc:date>
    <meta:editing-duration>PT45M30S</meta:editing-duration>
    <meta:editing-cycles>11</meta:editing-cycles>
    <meta:document-statistic meta:table-count="0" meta:image-count="0" meta:object-count="0" meta:page-count="1" meta:paragraph-count="24" meta:word-count="135" meta:character-count="1014" meta:non-whitespace-character-count="891"/>
  </office:meta>
</office:document-meta>
</file>